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family-generic="roman"/>
    <style:font-face style:name="Bookman Old Style1" svg:font-family="'Bookman Old Style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Bookman Old Style1" fo:font-size="14pt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Bookman Old Style1" fo:font-size="14pt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style:font-name="Bookman Old Style1" fo:font-size="14pt" style:font-size-asian="14pt" style:font-size-complex="14pt"/>
    </style:style>
    <style:style style:name="P4" style:family="paragraph" style:parent-style-name="Text_20_body">
      <style:text-properties style:font-name="Bookman Old Style1" fo:font-size="14pt" officeooo:rsid="001101ec" officeooo:paragraph-rsid="001101ec" style:font-size-asian="14pt" style:font-size-complex="14pt"/>
    </style:style>
    <style:style style:name="P5" style:family="paragraph" style:parent-style-name="Text_20_body">
      <style:text-properties style:font-name="Bookman Old Style1" fo:font-size="14pt" officeooo:rsid="001ee475" officeooo:paragraph-rsid="001ee475" style:font-size-asian="14pt" style:font-size-complex="14pt"/>
    </style:style>
    <style:style style:name="P6" style:family="paragraph" style:parent-style-name="Text_20_body">
      <style:text-properties style:font-name="Bookman Old Style1" fo:font-size="14pt" officeooo:rsid="00193e32" officeooo:paragraph-rsid="001101ec" style:font-size-asian="14pt" style:font-size-complex="14pt"/>
    </style:style>
    <style:style style:name="P7" style:family="paragraph" style:parent-style-name="Text_20_body">
      <style:text-properties style:font-name="Bookman Old Style1"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text-properties officeooo:paragraph-rsid="001101ec"/>
    </style:style>
    <style:style style:name="P9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Bookman Old Style1" fo:font-size="14pt" officeooo:rsid="001ee475" officeooo:paragraph-rsid="001ee475" style:font-size-asian="14pt" style:font-size-complex="14pt"/>
    </style:style>
    <style:style style:name="P10" style:family="paragraph" style:parent-style-name="Text_20_body" style:list-style-name="L1">
      <style:text-properties officeooo:paragraph-rsid="001101ec"/>
    </style:style>
    <style:style style:name="P11" style:family="paragraph" style:parent-style-name="Text_20_body" style:list-style-name="L1">
      <style:text-properties officeooo:paragraph-rsid="0019ceef"/>
    </style:style>
    <style:style style:name="P12" style:family="paragraph" style:parent-style-name="Text_20_body" style:list-style-name="L1">
      <style:text-properties officeooo:paragraph-rsid="0022cc7d"/>
    </style:style>
    <style:style style:name="P13" style:family="paragraph" style:parent-style-name="Text_20_body" style:list-style-name="L1">
      <style:text-properties officeooo:paragraph-rsid="002f667b"/>
    </style:style>
    <style:style style:name="P14" style:family="paragraph" style:parent-style-name="Text_20_body" style:list-style-name="L1">
      <style:text-properties style:font-name="Bookman Old Style1" fo:font-size="14pt" officeooo:rsid="00122058" officeooo:paragraph-rsid="001101ec" style:font-size-asian="14pt" style:font-size-complex="14pt"/>
    </style:style>
    <style:style style:name="P15" style:family="paragraph" style:parent-style-name="Text_20_body" style:list-style-name="L1">
      <style:text-properties style:font-name="Bookman Old Style1" fo:font-size="14pt" officeooo:rsid="001b6d1f" officeooo:paragraph-rsid="001b6d1f" style:font-size-asian="14pt" style:font-size-complex="14pt"/>
    </style:style>
    <style:style style:name="P16" style:family="paragraph" style:parent-style-name="Text_20_body" style:list-style-name="L1">
      <style:text-properties style:font-name="Bookman Old Style1" fo:font-size="14pt" officeooo:rsid="0022cc7d" officeooo:paragraph-rsid="0022cc7d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style:font-name="Bookman Old Style1" fo:font-size="14pt" officeooo:paragraph-rsid="00289553" style:font-size-asian="14pt" style:font-size-complex="14pt"/>
    </style:style>
    <style:style style:name="P18" style:family="paragraph" style:parent-style-name="Text_20_body" style:list-style-name="L1">
      <style:text-properties officeooo:rsid="001b6d1f" officeooo:paragraph-rsid="001b6d1f"/>
    </style:style>
    <style:style style:name="P19" style:family="paragraph" style:parent-style-name="Text_20_body" style:list-style-name="L1">
      <style:text-properties officeooo:rsid="001dfdd2" officeooo:paragraph-rsid="001dfdd2"/>
    </style:style>
    <style:style style:name="P20" style:family="paragraph" style:parent-style-name="Text_20_body" style:list-style-name="L1">
      <style:paragraph-properties fo:padding="0.074cm" fo:border-left="none" fo:border-right="none" fo:border-top="none" fo:border-bottom="0.99pt solid #000000" style:join-border="false"/>
      <style:text-properties style:font-name="Bookman Old Style1" fo:font-size="14pt" officeooo:rsid="001ee475" officeooo:paragraph-rsid="001ee475" style:font-size-asian="14pt" style:font-size-complex="14pt"/>
    </style:style>
    <style:style style:name="T1" style:family="text">
      <style:text-properties officeooo:rsid="001064e8"/>
    </style:style>
    <style:style style:name="T2" style:family="text">
      <style:text-properties officeooo:rsid="0010a2f4"/>
    </style:style>
    <style:style style:name="T3" style:family="text">
      <style:text-properties style:font-name="Bookman Old Style1" fo:font-size="14pt" style:font-size-asian="14pt" style:font-size-complex="14pt"/>
    </style:style>
    <style:style style:name="T4" style:family="text">
      <style:text-properties style:font-name="Bookman Old Style1" fo:font-size="14pt" officeooo:rsid="0010a2f4" style:font-size-asian="14pt" style:font-size-complex="14pt"/>
    </style:style>
    <style:style style:name="T5" style:family="text">
      <style:text-properties style:font-name="Bookman Old Style1" fo:font-size="14pt" officeooo:rsid="001101ec" style:font-size-asian="14pt" style:font-size-complex="14pt"/>
    </style:style>
    <style:style style:name="T6" style:family="text">
      <style:text-properties style:font-name="Bookman Old Style1" fo:font-size="14pt" officeooo:rsid="00122058" style:font-size-asian="14pt" style:font-size-complex="14pt"/>
    </style:style>
    <style:style style:name="T7" style:family="text">
      <style:text-properties style:font-name="Bookman Old Style1" fo:font-size="14pt" officeooo:rsid="00141881" style:font-size-asian="14pt" style:font-size-complex="14pt"/>
    </style:style>
    <style:style style:name="T8" style:family="text">
      <style:text-properties style:font-name="Bookman Old Style1" fo:font-size="14pt" officeooo:rsid="00157d3e" style:font-size-asian="14pt" style:font-size-complex="14pt"/>
    </style:style>
    <style:style style:name="T9" style:family="text">
      <style:text-properties style:font-name="Bookman Old Style1" fo:font-size="14pt" officeooo:rsid="0016f8ec" style:font-size-asian="14pt" style:font-size-complex="14pt"/>
    </style:style>
    <style:style style:name="T10" style:family="text">
      <style:text-properties style:font-name="Bookman Old Style1" fo:font-size="14pt" officeooo:rsid="0016fdbc" style:font-size-asian="14pt" style:font-size-complex="14pt"/>
    </style:style>
    <style:style style:name="T11" style:family="text">
      <style:text-properties style:font-name="Bookman Old Style1" fo:font-size="14pt" officeooo:rsid="0017e335" style:font-size-asian="14pt" style:font-size-complex="14pt"/>
    </style:style>
    <style:style style:name="T12" style:family="text">
      <style:text-properties style:font-name="Bookman Old Style1" fo:font-size="14pt" officeooo:rsid="00193e32" style:font-size-asian="14pt" style:font-size-complex="14pt"/>
    </style:style>
    <style:style style:name="T13" style:family="text">
      <style:text-properties style:font-name="Bookman Old Style1" fo:font-size="14pt" officeooo:rsid="0019ceef" style:font-size-asian="14pt" style:font-size-complex="14pt"/>
    </style:style>
    <style:style style:name="T14" style:family="text">
      <style:text-properties style:font-name="Bookman Old Style1" fo:font-size="14pt" officeooo:rsid="001b6d1f" style:font-size-asian="14pt" style:font-size-complex="14pt"/>
    </style:style>
    <style:style style:name="T15" style:family="text">
      <style:text-properties style:font-name="Bookman Old Style1" fo:font-size="14pt" officeooo:rsid="001cc65f" style:font-size-asian="14pt" style:font-size-complex="14pt"/>
    </style:style>
    <style:style style:name="T16" style:family="text">
      <style:text-properties style:font-name="Bookman Old Style1" fo:font-size="14pt" officeooo:rsid="001f1eda" style:font-size-asian="14pt" style:font-size-complex="14pt"/>
    </style:style>
    <style:style style:name="T17" style:family="text">
      <style:text-properties style:font-name="Bookman Old Style1" fo:font-size="14pt" officeooo:rsid="00200cea" style:font-size-asian="14pt" style:font-size-complex="14pt"/>
    </style:style>
    <style:style style:name="T18" style:family="text">
      <style:text-properties style:font-name="Bookman Old Style1" fo:font-size="14pt" officeooo:rsid="00214d1f" style:font-size-asian="14pt" style:font-size-complex="14pt"/>
    </style:style>
    <style:style style:name="T19" style:family="text">
      <style:text-properties style:font-name="Bookman Old Style1" fo:font-size="14pt" officeooo:rsid="001064e8" style:font-size-asian="14pt" style:font-size-complex="14pt"/>
    </style:style>
    <style:style style:name="T20" style:family="text">
      <style:text-properties style:font-name="Bookman Old Style1" fo:font-size="14pt" officeooo:rsid="0022caa5" style:font-size-asian="14pt" style:font-size-complex="14pt"/>
    </style:style>
    <style:style style:name="T21" style:family="text">
      <style:text-properties style:font-name="Bookman Old Style1" fo:font-size="14pt" officeooo:rsid="0022cc7d" style:font-size-asian="14pt" style:font-size-complex="14pt"/>
    </style:style>
    <style:style style:name="T22" style:family="text">
      <style:text-properties style:font-name="Bookman Old Style1" fo:font-size="14pt" officeooo:rsid="002e1dcf" style:font-size-asian="14pt" style:font-size-complex="14pt"/>
    </style:style>
    <style:style style:name="T23" style:family="text">
      <style:text-properties style:font-name="Bookman Old Style1" fo:font-size="14pt" fo:font-style="italic" officeooo:rsid="00141881" style:font-size-asian="14pt" style:font-style-asian="italic" style:font-size-complex="14pt" style:font-style-complex="italic"/>
    </style:style>
    <style:style style:name="T24" style:family="text">
      <style:text-properties style:font-name="Bookman Old Style1" fo:font-size="14pt" fo:font-style="italic" officeooo:rsid="001b6d1f" style:font-size-asian="14pt" style:font-style-asian="italic" style:font-size-complex="14pt" style:font-style-complex="italic"/>
    </style:style>
    <style:style style:name="T25" style:family="text">
      <style:text-properties style:font-name="Bookman Old Style1" fo:font-size="14pt" fo:font-style="italic" fo:font-weight="bold" officeooo:rsid="00141881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style:font-name="Bookman Old Style1" fo:font-size="14pt" fo:font-style="italic" fo:font-weight="bold" officeooo:rsid="001b6d1f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style:font-name="Bookman Old Style1" fo:font-size="14pt" fo:font-weight="bold" officeooo:rsid="0022cc7d" style:font-size-asian="14pt" style:font-weight-asian="bold" style:font-size-complex="14pt" style:font-weight-complex="bold"/>
    </style:style>
    <style:style style:name="T28" style:family="text">
      <style:text-properties style:font-name="Bookman Old Style1" fo:font-size="12pt" officeooo:rsid="00200cea" style:font-size-asian="12pt" style:font-size-complex="12pt"/>
    </style:style>
    <style:style style:name="T29" style:family="text">
      <style:text-properties officeooo:rsid="00157d3e"/>
    </style:style>
    <style:style style:name="T30" style:family="text">
      <style:text-properties officeooo:rsid="00214d1f"/>
    </style:style>
    <style:style style:name="T31" style:family="text">
      <style:text-properties officeooo:rsid="0025853e"/>
    </style:style>
    <style:style style:name="T32" style:family="text">
      <style:text-properties fo:font-size="9pt" style:font-size-asian="9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officeooo:rsid="002ba011"/>
    </style:style>
    <style:style style:name="T36" style:family="text">
      <style:text-properties fo:color="#b2b2b2" style:font-name="Bookman Old Style1" fo:font-size="14pt" fo:font-style="italic" fo:font-weight="bold" officeooo:rsid="00141881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999999" style:font-name="Bookman Old Style1" fo:font-size="14pt" fo:font-style="italic" fo:font-weight="bold" officeooo:rsid="00141881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fo:color="#999999" style:font-name="Bookman Old Style1" fo:font-size="14pt" fo:font-style="italic" fo:font-weight="bold" officeooo:rsid="001b6d1f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S DÍAS.</text:p>
      <text:p text:style-name="P2"/>
      <text:p text:style-name="P2">“Una de nuestras obligaciones como mexicanos es la de respetar y rendir honores a nuestros símbolos patrios”.</text:p>
      <text:p text:style-name="P1"/>
      <text:p text:style-name="P17">Ciudadano <text:span text:style-name="T34">LIC. XAVIER HÉCTOR GARCÍA FERNÁNDEZ</text:span>. Director de <text:span text:style-name="T1">nuestra escuela</text:span>.</text:p>
      <text:p text:style-name="P3">Ciudadano Lic. Eleazar Arellano Galván, Subdirector del plantel.</text:p>
      <text:p text:style-name="P3">Maestros y personal que aquí labora.</text:p>
      <text:p text:style-name="P2">Compañeros alumnos.</text:p>
      <text:p text:style-name="P1"/>
      <text:p text:style-name="P1">Hoy <text:span text:style-name="T35">30</text:span> de <text:span text:style-name="T35">septiembre</text:span> de 201<text:span text:style-name="T35">9</text:span> nos corresponde dirigir los honores a nuestra bandera al grupo de <text:span text:style-name="T2">Programación 2 de quinto semestre.</text:span></text:p>
      <text:p text:style-name="P7"/>
      <text:list xml:id="list8904679218142040164" text:style-name="L1">
        <text:list-item>
          <text:p text:style-name="P10"><text:span text:style-name="T5">Para dar inicio a este acto cívico, recibamos con gran respeto a nuestro lábaro patrio , </text:span><text:span text:style-name="T6">siguiendo las órdenes y toques marciales de la Banda de Guerra. </text:span><text:span text:style-name="T7">(</text:span><text:span text:style-name="T37">esperar a que pase la bandera y saludar</text:span><text:span text:style-name="T7">)</text:span></text:p>
        </text:list-item>
        <text:list-item>
          <text:p text:style-name="P14">¡guerra, guerra sin tregua al que intente<text:line-break/>de la patria manchar los blasones! </text:p>
        </text:list-item>
      </text:list>
      <text:p text:style-name="P4"><text:tab/><text:span text:style-name="T29">Entonemos ahora nuestro glorioso Himno Nacional, canto <text:tab/>patriótico que resalta lo valores e ideales de la patria libre y <text:tab/>soberana.</text:span></text:p>
      <text:list xml:id="list173146850903015" text:continue-numbering="true" text:style-name="L1">
        <text:list-item>
          <text:p text:style-name="P10"><text:span text:style-name="T5">¡patria! ¡patria! tus hijos te juran<text:line-break/>exhalar en tus aras su aliento </text:span><text:span text:style-name="T8">.</text:span></text:p>
        </text:list-item>
      </text:list>
      <text:p text:style-name="P8"><text:span text:style-name="T8"><text:tab/></text:span><text:span text:style-name="T9">Como buenos alumnos y como buenos mexicanos, </text:span><text:span text:style-name="T10">reafirmaremos <text:tab/>una vez más, nuestra lealtad a la Bandera Nacional </text:span><text:span text:style-name="T11">a través del <text:tab/>“juramento”, que estará dirigido por </text:span><text:span text:style-name="T12">el alumno __________________</text:span></text:p>
      <text:p text:style-name="P6"><text:tab/>___________________________________________________</text:p>
      <text:p text:style-name="P6"/>
      <text:list xml:id="list173147241355114" text:continue-numbering="true" text:style-name="L1">
        <text:list-item>
          <text:p text:style-name="P11"><text:span text:style-name="T12">D</text:span><text:span text:style-name="T13">espidamos a la <text:s/></text:span><text:span text:style-name="T10">Bandera Nacional, </text:span><text:span text:style-name="T13">siguiendo las ordenes de <text:s/></text:span><text:span text:style-name="T6">la Banda de Guerra. </text:span><text:span text:style-name="T14">(</text:span><text:span text:style-name="T38">saludar y esperar a la escolta</text:span><text:span text:style-name="T14">)</text:span></text:p>
          <text:p text:style-name="P15"/>
        </text:list-item>
        <text:list-item>
          <text:p text:style-name="P18"><text:soft-page-break/><text:span text:style-name="T3">Tamaulipas es nuestro estado y como tamaulipecos tenemos un estandarte que nos representa y del cual también debemos </text:span><text:span text:style-name="T15">sentirnos orgullosos, recibamoslo entonando el Himno a Tamaulipas.</text:span></text:p>
        </text:list-item>
        <text:list-item>
          <text:p text:style-name="P19"><text:span text:style-name="T15">D</text:span><text:span text:style-name="T3">espidamos el Escudo de Armas de Tamaulipas.</text:span></text:p>
        </text:list-item>
        <text:list-item>
          <text:p text:style-name="P20">Recordemos los hechos más sobresalientes de la semana, acontecimientos que han registrado las paginas de la historia como parte de la vida de nuestra patria. Las efemérides más importantes las <text:span text:style-name="T31">dirán</text:span> los compañeros: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list xml:id="list173148561365007" text:continue-numbering="true" text:style-name="L1">
        <text:list-item>
          <text:p text:style-name="P12"><text:span text:style-name="T21">El valor del mes </text:span><text:span text:style-name="T27">respeto y honestidad</text:span><text:span text:style-name="T21"> por la alumna _______________________</text:span></text:p>
          <text:p text:style-name="P16">________________________________________________________________</text:p>
        </text:list-item>
      </text:list>
      <text:p text:style-name="P5"/>
      <text:list xml:id="list173146872506957" text:continue-numbering="true" text:style-name="L1">
        <text:list-item>
          <text:p text:style-name="P13"><text:span text:style-name="T6">E</text:span><text:span text:style-name="T16">l </text:span><text:span text:style-name="T17">grupo de </text:span><text:span text:style-name="T4">Programación </text:span><text:span text:style-name="T22">2</text:span><text:span text:style-name="T4"> de </text:span><text:span text:style-name="T22">quinto</text:span><text:span text:style-name="T4"> semestre </text:span><text:span text:style-name="T17">bajo la asesoría del docente Pedro Salas Morales, les agradece la atención prestada y cede el micrófono al </text:span><text:span text:style-name="T28">LIC. XAVIER HÉCTOR GARCÍA FERNÁNDEZ</text:span><text:span text:style-name="T17">, </text:span><text:span text:style-name="T20">d</text:span><text:span text:style-name="T17">irector de </text:span><text:span text:style-name="T19">nuestra escuela</text:span><text:span text:style-name="T1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 Old Style" svg:font-family="'Bookman Old Style'" style:font-family-generic="roman"/>
    <style:font-face style:name="Bookman Old Style1" svg:font-family="'Bookman Old Style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ookman Old Style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ookman Old Style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Bookman Old Style" fo:font-family="'Bookman Old Style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Mangal1" style:font-family-complex="Manga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20:33:13.149000000</meta:creation-date>
    <dc:date>2019-09-18T17:31:24.762412003</dc:date>
    <meta:editing-duration>PT54M52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318" meta:character-count="2088" meta:non-whitespace-character-count="1789"/>
  </office:meta>
</office:document-meta>
</file>